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Liberation Sans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5" table:style-name="ce15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5"/>
          <table:table-cell table:style-name="ce9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 table:number-columns-repeated="27"/>
          <table:table-cell table:style-name="ce7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]);1;IF(ISTEXT([.C8]);2;IF(ISTEXT([.D8]);3;IF(ISTEXT([.E8]);4;IF(ISTEXT([.F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9]);1;IF(ISTEXT([.C9]);2;IF(ISTEXT([.D9]);3;IF(ISTEXT([.E9]);4;IF(ISTEXT([.F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10]);1;IF(ISTEXT([.C10]);2;IF(ISTEXT([.D10]);3;IF(ISTEXT([.E10]);4;IF(ISTEXT([.F1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1]);1;IF(ISTEXT([.C11]);2;IF(ISTEXT([.D11]);3;IF(ISTEXT([.E11]);4;IF(ISTEXT([.F11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2]);1;IF(ISTEXT([.C12]);2;IF(ISTEXT([.D12]);3;IF(ISTEXT([.E12]);4;IF(ISTEXT([.F1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13]);1;IF(ISTEXT([.C13]);2;IF(ISTEXT([.D13]);3;IF(ISTEXT([.E13]);4;IF(ISTEXT([.F1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14]);1;IF(ISTEXT([.C14]);2;IF(ISTEXT([.D14]);3;IF(ISTEXT([.E14]);4;IF(ISTEXT([.F14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15]);1;IF(ISTEXT([.C15]);2;IF(ISTEXT([.D15]);3;IF(ISTEXT([.E15]);4;IF(ISTEXT([.F1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16]);1;IF(ISTEXT([.C16]);2;IF(ISTEXT([.D16]);3;IF(ISTEXT([.E16]);4;IF(ISTEXT([.F1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8]);1;IF(ISTEXT([.C18]);2;IF(ISTEXT([.D18]);3;IF(ISTEXT([.E18]);4;IF(ISTEXT([.F1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22]);1;IF(ISTEXT([.C22]);2;IF(ISTEXT([.D22]);3;IF(ISTEXT([.E22]);4;IF(ISTEXT([.F2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23]);1;IF(ISTEXT([.C23]);2;IF(ISTEXT([.D23]);3;IF(ISTEXT([.E23]);4;IF(ISTEXT([.F2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24]);1;IF(ISTEXT([.C24]);2;IF(ISTEXT([.D24]);3;IF(ISTEXT([.E24]);4;IF(ISTEXT([.F2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27]);1;IF(ISTEXT([.C27]);2;IF(ISTEXT([.D27]);3;IF(ISTEXT([.E27]);4;IF(ISTEXT([.F2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28]);1;IF(ISTEXT([.C28]);2;IF(ISTEXT([.D28]);3;IF(ISTEXT([.E28]);4;IF(ISTEXT([.F2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31]);1;IF(ISTEXT([.C31]);2;IF(ISTEXT([.D31]);3;IF(ISTEXT([.E31]);4;IF(ISTEXT([.F3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33]);1;IF(ISTEXT([.C33]);2;IF(ISTEXT([.D33]);3;IF(ISTEXT([.E33]);4;IF(ISTEXT([.F3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35]);1;IF(ISTEXT([.C35]);2;IF(ISTEXT([.D35]);3;IF(ISTEXT([.E35]);4;IF(ISTEXT([.F3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37]);1;IF(ISTEXT([.C37]);2;IF(ISTEXT([.D37]);3;IF(ISTEXT([.E37]);4;IF(ISTEXT([.F3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38]);1;IF(ISTEXT([.C38]);2;IF(ISTEXT([.D38]);3;IF(ISTEXT([.E38]);4;IF(ISTEXT([.F3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9]);1;IF(ISTEXT([.C39]);2;IF(ISTEXT([.D39]);3;IF(ISTEXT([.E39]);4;IF(ISTEXT([.F3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41]);1;IF(ISTEXT([.C41]);2;IF(ISTEXT([.D41]);3;IF(ISTEXT([.E41]);4;IF(ISTEXT([.F4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43]);1;IF(ISTEXT([.C43]);2;IF(ISTEXT([.D43]);3;IF(ISTEXT([.E43]);4;IF(ISTEXT([.F43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44]);1;IF(ISTEXT([.C44]);2;IF(ISTEXT([.D44]);3;IF(ISTEXT([.E44]);4;IF(ISTEXT([.F4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45]);1;IF(ISTEXT([.C45]);2;IF(ISTEXT([.D45]);3;IF(ISTEXT([.E45]);4;IF(ISTEXT([.F4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46]);1;IF(ISTEXT([.C46]);2;IF(ISTEXT([.D46]);3;IF(ISTEXT([.E46]);4;IF(ISTEXT([.F4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47]);1;IF(ISTEXT([.C47]);2;IF(ISTEXT([.D47]);3;IF(ISTEXT([.E47]);4;IF(ISTEXT([.F4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8]);1;IF(ISTEXT([.C48]);2;IF(ISTEXT([.D48]);3;IF(ISTEXT([.E48]);4;IF(ISTEXT([.F4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49]);1;IF(ISTEXT([.C49]);2;IF(ISTEXT([.D49]);3;IF(ISTEXT([.E49]);4;IF(ISTEXT([.F4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0]);1;IF(ISTEXT([.C50]);2;IF(ISTEXT([.D50]);3;IF(ISTEXT([.E50]);4;IF(ISTEXT([.F50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51]);1;IF(ISTEXT([.C51]);2;IF(ISTEXT([.D51]);3;IF(ISTEXT([.E51]);4;IF(ISTEXT([.F5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52]);1;IF(ISTEXT([.C52]);2;IF(ISTEXT([.D52]);3;IF(ISTEXT([.E52]);4;IF(ISTEXT([.F5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3]);1;IF(ISTEXT([.C53]);2;IF(ISTEXT([.D53]);3;IF(ISTEXT([.E53]);4;IF(ISTEXT([.F53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54]);1;IF(ISTEXT([.C54]);2;IF(ISTEXT([.D54]);3;IF(ISTEXT([.E54]);4;IF(ISTEXT([.F5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55]);1;IF(ISTEXT([.C55]);2;IF(ISTEXT([.D55]);3;IF(ISTEXT([.E55]);4;IF(ISTEXT([.F5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7]);1;IF(ISTEXT([.C57]);2;IF(ISTEXT([.D57]);3;IF(ISTEXT([.E57]);4;IF(ISTEXT([.F5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58]);1;IF(ISTEXT([.C58]);2;IF(ISTEXT([.D58]);3;IF(ISTEXT([.E58]);4;IF(ISTEXT([.F5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60]);1;IF(ISTEXT([.C60]);2;IF(ISTEXT([.D60]);3;IF(ISTEXT([.E60]);4;IF(ISTEXT([.F6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61]);1;IF(ISTEXT([.C61]);2;IF(ISTEXT([.D61]);3;IF(ISTEXT([.E61]);4;IF(ISTEXT([.F6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2]);1;IF(ISTEXT([.C62]);2;IF(ISTEXT([.D62]);3;IF(ISTEXT([.E62]);4;IF(ISTEXT([.F62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63]);1;IF(ISTEXT([.C63]);2;IF(ISTEXT([.D63]);3;IF(ISTEXT([.E63]);4;IF(ISTEXT([.F6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64]);1;IF(ISTEXT([.C64]);2;IF(ISTEXT([.D64]);3;IF(ISTEXT([.E64]);4;IF(ISTEXT([.F6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65]);1;IF(ISTEXT([.C65]);2;IF(ISTEXT([.D65]);3;IF(ISTEXT([.E65]);4;IF(ISTEXT([.F6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68]);1;IF(ISTEXT([.C68]);2;IF(ISTEXT([.D68]);3;IF(ISTEXT([.E68]);4;IF(ISTEXT([.F6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9]);1;IF(ISTEXT([.C69]);2;IF(ISTEXT([.D69]);3;IF(ISTEXT([.E69]);4;IF(ISTEXT([.F69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70]);1;IF(ISTEXT([.C70]);2;IF(ISTEXT([.D70]);3;IF(ISTEXT([.E70]);4;IF(ISTEXT([.F70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1]);1;IF(ISTEXT([.C71]);2;IF(ISTEXT([.D71]);3;IF(ISTEXT([.E71]);4;IF(ISTEXT([.F7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72]);1;IF(ISTEXT([.C72]);2;IF(ISTEXT([.D72]);3;IF(ISTEXT([.E72]);4;IF(ISTEXT([.F7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74]);1;IF(ISTEXT([.C74]);2;IF(ISTEXT([.D74]);3;IF(ISTEXT([.E74]);4;IF(ISTEXT([.F7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75]);1;IF(ISTEXT([.C75]);2;IF(ISTEXT([.D75]);3;IF(ISTEXT([.E75]);4;IF(ISTEXT([.F7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don't "pull punches" and tell people exactly what I th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6]);1;IF(ISTEXT([.C76]);2;IF(ISTEXT([.D76]);3;IF(ISTEXT([.E76]);4;IF(ISTEXT([.F7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7]);1;IF(ISTEXT([.C77]);2;IF(ISTEXT([.D77]);3;IF(ISTEXT([.E77]);4;IF(ISTEXT([.F77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78]);1;IF(ISTEXT([.C78]);2;IF(ISTEXT([.D78]);3;IF(ISTEXT([.E78]);4;IF(ISTEXT([.F78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9]);1;IF(ISTEXT([.C79]);2;IF(ISTEXT([.D79]);3;IF(ISTEXT([.E79]);4;IF(ISTEXT([.F7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80]);1;IF(ISTEXT([.C80]);2;IF(ISTEXT([.D80]);3;IF(ISTEXT([.E80]);4;IF(ISTEXT([.F80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81]);1;IF(ISTEXT([.C81]);2;IF(ISTEXT([.D81]);3;IF(ISTEXT([.E81]);4;IF(ISTEXT([.F8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82]);1;IF(ISTEXT([.C82]);2;IF(ISTEXT([.D82]);3;IF(ISTEXT([.E82]);4;IF(ISTEXT([.F8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83]);1;IF(ISTEXT([.C83]);2;IF(ISTEXT([.D83]);3;IF(ISTEXT([.E83]);4;IF(ISTEXT([.F8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4]);1;IF(ISTEXT([.C84]);2;IF(ISTEXT([.D84]);3;IF(ISTEXT([.E84]);4;IF(ISTEXT([.F8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85]);1;IF(ISTEXT([.C85]);2;IF(ISTEXT([.D85]);3;IF(ISTEXT([.E85]);4;IF(ISTEXT([.F85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5"/>
          <table:table-cell table:number-columns-repeated="27"/>
          <table:table-cell table:style-name="Default"/>
          <table:table-cell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4">
          <table:table-cell table:style-name="ce12" office:value-type="string" calcext:value-type="string" table:number-columns-spanned="6" table:number-rows-spanned="1">
            <text:p>Items inspired by and paraphrased from “Personality Inventory” items in the book <text:span text:style-name="T2">The Enneagram Made Easy </text:span>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32"/>
          <table:table-cell table:style-name="Default"/>
          <table:table-cell/>
        </table:table-row>
        <table:table-row table:style-name="ro4" table:number-rows-repeated="2">
          <table:table-cell table:number-columns-repeated="33"/>
          <table:table-cell table:style-name="Default"/>
          <table:table-cell/>
        </table:table-row>
        <table:table-row table:style-name="ro4" table:number-rows-repeated="106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/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ype<text:span text:style-name="T3">¹</text:span></text:p>
          </table:table-cell>
          <table:table-cell table:style-name="ce26" office:value-type="string" calcext:value-type="string">
            <text:p>[9-45]<text:span text:style-name="T3">²</text:span></text:p>
          </table:table-cell>
          <table:table-cell table:style-name="ce26" office:value-type="string" calcext:value-type="string">
            <text:p>Of Type</text:p>
          </table:table-cell>
          <table:table-cell table:style-name="ce26" office:value-type="string" calcext:value-type="string">
            <text:p>Meaning</text:p>
          </table:table-cell>
          <table:table-cell table:style-name="ce26" office:value-type="string" calcext:value-type="string">
            <text:p>Of Total</text:p>
          </table:table-cell>
          <table:table-cell table:style-name="ce26" office:value-type="string" calcext:value-type="string">
            <text:p>Type(s)<text:span text:style-name="T3">³</text:span>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1: The Perfectionist</text:p>
          </table:table-cell>
          <table:table-cell table:style-name="ce27" table:formula="of:=SUM([.AI13];[.AI20];[.AI32];[.AI40];[.AI48];[.AI58];[.AI68];[.AI75];[.AI83])" office:value-type="float" office:value="11" calcext:value-type="float">
            <text:p>11</text:p>
          </table:table-cell>
          <table:table-cell table:style-name="ce30" table:formula="of:=([.B203]-9)*0.0277778" office:value-type="percentage" office:value="0.0555556" calcext:value-type="percentage">
            <text:p>5.56%</text:p>
          </table:table-cell>
          <table:table-cell table:style-name="ce27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3]/[.C212])" office:value-type="percentage" office:value="0.0128205128205128" calcext:value-type="percentage">
            <text:p>1.28%</text:p>
          </table:table-cell>
          <table:table-cell table:style-name="ce32" table:formula="of:=IF(MAX([.B203:.B211])&lt;=[.B203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2: The Helper</text:p>
          </table:table-cell>
          <table:table-cell table:style-name="ce27" table:formula="of:=SUM([.AI12];[.AI19];[.AI28];[.AI34];[.AI43];[.AI50];[.AI57];[.AI66];[.AI78])" office:value-type="float" office:value="19" calcext:value-type="float">
            <text:p>19</text:p>
          </table:table-cell>
          <table:table-cell table:style-name="ce30" table:formula="of:=([.B204]-9)*0.0277778" office:value-type="percentage" office:value="0.277778" calcext:value-type="percentage">
            <text:p>27.78%</text:p>
          </table:table-cell>
          <table:table-cell table:style-name="ce27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Low" calcext:value-type="string">
            <text:p>Low</text:p>
          </table:table-cell>
          <table:table-cell table:style-name="ce30" table:formula="of:=([.C204]/[.C212])" office:value-type="percentage" office:value="0.0641025641025641" calcext:value-type="percentage">
            <text:p>6.41%</text:p>
          </table:table-cell>
          <table:table-cell table:style-name="ce32" table:formula="of:=IF(MAX([.B203:.B211])&lt;=[.B204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3: The Achiever</text:p>
          </table:table-cell>
          <table:table-cell table:style-name="ce27" table:formula="of:=SUM([.AI7];[.AI17];[.AI23];[.AI30];[.AI39];[.AI49];[.AI59];[.AI67];[.AI77])" office:value-type="float" office:value="28" calcext:value-type="float">
            <text:p>28</text:p>
          </table:table-cell>
          <table:table-cell table:style-name="ce30" table:formula="of:=([.B205]-9)*0.0277778" office:value-type="percentage" office:value="0.5277782" calcext:value-type="percentage">
            <text:p>52.78%</text:p>
          </table:table-cell>
          <table:table-cell table:style-name="ce27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Average" calcext:value-type="string">
            <text:p>Average</text:p>
          </table:table-cell>
          <table:table-cell table:style-name="ce30" table:formula="of:=([.C205]/[.C212])" office:value-type="percentage" office:value="0.121794871794872" calcext:value-type="percentage">
            <text:p>12.18%</text:p>
          </table:table-cell>
          <table:table-cell table:style-name="ce32" table:formula="of:=IF(MAX([.B203:.B211])&lt;=[.B205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4: The Romantic</text:p>
          </table:table-cell>
          <table:table-cell table:style-name="ce27" table:formula="of:=SUM([.AI9];[.AI21];[.AI29];[.AI36];[.AI44];[.AI54];[.AI63];[.AI73];[.AI79])" office:value-type="float" office:value="36" calcext:value-type="float">
            <text:p>36</text:p>
          </table:table-cell>
          <table:table-cell table:style-name="ce30" table:formula="of:=([.B206]-9)*0.0277778" office:value-type="percentage" office:value="0.7500006" calcext:value-type="percentage">
            <text:p>75.00%</text:p>
          </table:table-cell>
          <table:table-cell table:style-name="ce27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High" calcext:value-type="string">
            <text:p>High</text:p>
          </table:table-cell>
          <table:table-cell table:style-name="ce30" table:formula="of:=([.C206]/[.C212])" office:value-type="percentage" office:value="0.173076923076923" calcext:value-type="percentage">
            <text:p>17.31%</text:p>
          </table:table-cell>
          <table:table-cell table:style-name="ce32" table:formula="of:=IF(MAX([.B203:.B211])&lt;=[.B206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5: The Observer</text:p>
          </table:table-cell>
          <table:table-cell table:style-name="ce27" table:formula="of:=SUM([.AI5];[.AI16];[.AI27];[.AI35];[.AI45];[.AI53];[.AI61];[.AI70];[.AI81])" office:value-type="float" office:value="45" calcext:value-type="float">
            <text:p>45</text:p>
          </table:table-cell>
          <table:table-cell table:style-name="ce30" table:formula="of:=([.B207]-9)*0.0277778" office:value-type="percentage" office:value="1.0000008" calcext:value-type="percentage">
            <text:p>100.00%</text:p>
          </table:table-cell>
          <table:table-cell table:style-name="ce27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High" calcext:value-type="string">
            <text:p>Very High</text:p>
          </table:table-cell>
          <table:table-cell table:style-name="ce30" table:formula="of:=([.C207]/[.C212])" office:value-type="percentage" office:value="0.230769230769231" calcext:value-type="percentage">
            <text:p>23.08%</text:p>
          </table:table-cell>
          <table:table-cell table:style-name="ce32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6: The Questioner</text:p>
          </table:table-cell>
          <table:table-cell table:style-name="ce27" table:formula="of:=SUM([.AI8];[.AI15];[.AI24];[.AI33];[.AI41];[.AI51];[.AI65];[.AI74];[.AI84])" office:value-type="float" office:value="9" calcext:value-type="float">
            <text:p>9</text:p>
          </table:table-cell>
          <table:table-cell table:style-name="ce30" table:formula="of:=([.B208]-9)*0.0277778" office:value-type="percentage" office:value="0" calcext:value-type="percentage">
            <text:p>0.00%</text:p>
          </table:table-cell>
          <table:table-cell table:style-name="ce27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8]/[.C212])" office:value-type="percentage" office:value="0" calcext:value-type="percentage">
            <text:p>0.00%</text:p>
          </table:table-cell>
          <table:table-cell table:style-name="ce32" table:formula="of:=IF(MAX([.B203:.B211])&lt;=[.B208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7: The Adventurer</text:p>
          </table:table-cell>
          <table:table-cell table:style-name="ce27" table:formula="of:=SUM([.AI11];[.AI18];[.AI26];[.AI38];[.AI47];[.AI55];[.AI64];[.AI72];[.AI82])" office:value-type="float" office:value="18" calcext:value-type="float">
            <text:p>18</text:p>
          </table:table-cell>
          <table:table-cell table:style-name="ce30" table:formula="of:=([.B209]-9)*0.0277778" office:value-type="percentage" office:value="0.2500002" calcext:value-type="percentage">
            <text:p>25.00%</text:p>
          </table:table-cell>
          <table:table-cell table:style-name="ce27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Low" calcext:value-type="string">
            <text:p>Low</text:p>
          </table:table-cell>
          <table:table-cell table:style-name="ce30" table:formula="of:=([.C209]/[.C212])" office:value-type="percentage" office:value="0.0576923076923077" calcext:value-type="percentage">
            <text:p>5.77%</text:p>
          </table:table-cell>
          <table:table-cell table:style-name="ce32" table:formula="of:=IF(MAX([.B203:.B211])&lt;=[.B209];&quot;*&quot;;&quot;&quot;)">
            <text:p/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8: The Asserter</text:p>
          </table:table-cell>
          <table:table-cell table:style-name="ce27" table:formula="of:=SUM([.AI10];[.AI22];[.AI31];[.AI42];[.AI52];[.AI60];[.AI71];[.AI76];[.AI85])" office:value-type="float" office:value="27" calcext:value-type="float">
            <text:p>27</text:p>
          </table:table-cell>
          <table:table-cell table:style-name="ce30" table:formula="of:=([.B210]-9)*0.0277778" office:value-type="percentage" office:value="0.5000004" calcext:value-type="percentage">
            <text:p>50.00%</text:p>
          </table:table-cell>
          <table:table-cell table:style-name="ce27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Average" calcext:value-type="string">
            <text:p>Average</text:p>
          </table:table-cell>
          <table:table-cell table:style-name="ce30" table:formula="of:=([.C210]/[.C212])" office:value-type="percentage" office:value="0.115384615384615" calcext:value-type="percentage">
            <text:p>11.54%</text:p>
          </table:table-cell>
          <table:table-cell table:style-name="ce32" table:formula="of:=IF(MAX([.B203:.B211])&lt;=[.B210];&quot;*&quot;;&quot;&quot;)">
            <text:p/>
          </table:table-cell>
          <table:table-cell table:number-columns-repeated="29"/>
        </table:table-row>
        <table:table-row table:style-name="ro5">
          <table:table-cell table:style-name="ce23" office:value-type="string" calcext:value-type="string">
            <text:p>9: The Peacemaker</text:p>
          </table:table-cell>
          <table:table-cell table:style-name="ce28" table:formula="of:=SUM([.AI6];[.AI14];[.AI25];[.AI37];[.AI46];[.AI56];[.AI62];[.AI69];[.AI80])" office:value-type="float" office:value="44" calcext:value-type="float">
            <text:p>44</text:p>
          </table:table-cell>
          <table:table-cell table:style-name="ce31" table:formula="of:=([.B211]-9)*0.0277778" office:value-type="percentage" office:value="0.972223" calcext:value-type="percentage">
            <text:p>97.22%</text:p>
          </table:table-cell>
          <table:table-cell table:style-name="ce28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High" calcext:value-type="string">
            <text:p>Very High</text:p>
          </table:table-cell>
          <table:table-cell table:style-name="ce31" table:formula="of:=([.C211]/[.C212])" office:value-type="percentage" office:value="0.224358974358974" calcext:value-type="percentage">
            <text:p>22.44%</text:p>
          </table:table-cell>
          <table:table-cell table:style-name="ce32" table:formula="of:=IF(MAX([.B207:.B215])&lt;=[.B211];&quot;*&quot;;&quot;&quot;)">
            <text:p/>
          </table:table-cell>
          <table:table-cell table:number-columns-repeated="29"/>
        </table:table-row>
        <table:table-row table:style-name="ro5">
          <table:table-cell table:style-name="ce19" office:value-type="string" calcext:value-type="string">
            <text:p>Totals</text:p>
          </table:table-cell>
          <table:table-cell table:style-name="ce29"/>
          <table:table-cell table:style-name="ce32" table:formula="of:=SUM([.C203:.C211])" office:value-type="percentage" office:value="4.3333368" calcext:value-type="percentage">
            <text:p>433.33%</text:p>
          </table:table-cell>
          <table:table-cell table:style-name="ce29"/>
          <table:table-cell table:style-name="ce32" table:formula="of:=SUM([.E203:.E211])" office:value-type="percentage" office:value="1" calcext:value-type="percentage">
            <text:p>100.00%</text:p>
          </table:table-cell>
          <table:table-cell table:style-name="ce29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style-name="ce20" office:value-type="string" calcext:value-type="string" table:number-columns-spanned="6" table:number-rows-spanned="1">
            <text:p>¹ Type names come from the book <text:span text:style-name="T2">The Enneagram Made Easy</text:span> 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6">
          <table:table-cell table:style-name="ce21" office:value-type="string" calcext:value-type="string" table:number-columns-spanned="6" table:number-rows-spanned="1">
            <text:p><text:span text:style-name="T4">² With (81/9)=9 items for each type, the Lowest possible Raw Score is (9*1)=</text:span>9, and the Highest possible Raw Score is (9*5)=45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5:00:29.9009492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2T15:55:32.612190187</dc:date>
    <meta:editing-duration>P2DT1H59M10S</meta:editing-duration>
    <meta:editing-cycles>88</meta:editing-cycles>
    <meta:generator>LibreOffice/6.4.7.2$Linux_X86_64 LibreOffice_project/40$Build-2</meta:generator>
    <meta:document-statistic meta:table-count="1" meta:cell-count="495" meta:object-count="0"/>
  </office:meta>
</office:document-meta>
</file>